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bold" officeooo:rsid="00204339" officeooo:paragraph-rsid="00204339" style:font-weight-asian="bold" style:font-weight-complex="bold"/>
    </style:style>
    <style:style style:name="P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bold" officeooo:rsid="00210aa3" officeooo:paragraph-rsid="00210aa3" style:font-weight-asian="bold" style:font-weight-complex="bold"/>
    </style:style>
    <style:style style:name="P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bold" officeooo:rsid="0021e518" officeooo:paragraph-rsid="0021e518" style:font-weight-asian="bold" style:font-weight-complex="bold"/>
    </style:style>
    <style:style style:name="P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bold" officeooo:rsid="002338e0" officeooo:paragraph-rsid="002338e0" style:font-weight-asian="bold" style:font-weight-complex="bold"/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weight="bold" officeooo:rsid="002338e0" officeooo:paragraph-rsid="002338e0" style:font-weight-asian="bold" style:font-weight-complex="bold"/>
    </style:style>
    <style:style style:name="P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bold" officeooo:rsid="0024c99a" officeooo:paragraph-rsid="0024c99a" style:font-weight-asian="bold" style:font-weight-complex="bold"/>
    </style:style>
    <style:style style:name="P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bold" officeooo:rsid="0029162a" officeooo:paragraph-rsid="0029162a" style:font-weight-asian="bold" style:font-weight-complex="bold"/>
    </style:style>
    <style:style style:name="P8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officeooo:rsid="00039cf6" officeooo:paragraph-rsid="00204339"/>
    </style:style>
    <style:style style:name="P9" style:family="paragraph" style:parent-style-name="Standard">
      <style:paragraph-properties fo:margin-left="0in" fo:margin-right="0in" fo:line-height="150%" fo:text-indent="0in" style:auto-text-indent="false"/>
      <style:text-properties officeooo:rsid="00039cf6" officeooo:paragraph-rsid="00204339"/>
    </style:style>
    <style:style style:name="P1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weight="normal" officeooo:rsid="002338e0" officeooo:paragraph-rsid="002338e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57d543" style:font-weight-asian="normal" style:font-weight-complex="normal"/>
    </style:style>
    <style:style style:name="T3" style:family="text">
      <style:text-properties fo:font-weight="normal" officeooo:rsid="0024c99a" style:font-weight-asian="normal" style:font-weight-complex="normal"/>
    </style:style>
    <style:style style:name="T4" style:family="text">
      <style:text-properties fo:font-weight="normal" officeooo:rsid="0027382d" style:font-weight-asian="normal" style:font-weight-complex="normal"/>
    </style:style>
    <style:style style:name="T5" style:family="text">
      <style:text-properties fo:font-weight="normal" officeooo:rsid="0029162a" style:font-weight-asian="normal" style:font-weight-complex="normal"/>
    </style:style>
    <style:style style:name="T6" style:family="text">
      <style:text-properties fo:font-weight="normal" officeooo:rsid="0029aed9" style:font-weight-asian="normal" style:font-weight-complex="normal"/>
    </style:style>
    <style:style style:name="T7" style:family="text">
      <style:text-properties fo:font-weight="normal" officeooo:rsid="002bad1c" style:font-weight-asian="normal" style:font-weight-complex="normal"/>
    </style:style>
    <style:style style:name="T8" style:family="text">
      <style:text-properties officeooo:rsid="00204339"/>
    </style:style>
    <style:style style:name="T9" style:family="text">
      <style:text-properties officeooo:rsid="002bad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fessor Kalafut</text:p>
      <text:p text:style-name="P9">Reuben Wattenhofer <text:span text:style-name="T8">and Owen Dunn</text:span></text:p>
      <text:p text:style-name="P9">CIS 457 02 – Data Communications</text:p>
      <text:p text:style-name="P9"/>
      <text:p text:style-name="P8">Project <text:span text:style-name="T8">2</text:span> Documentation</text:p>
      <text:p text:style-name="P8"/>
      <text:p text:style-name="P1">Part <text:span text:style-name="T9">One</text:span></text:p>
      <text:p text:style-name="P2"><text:span text:style-name="T1">For </text:span><text:span text:style-name="T6">part </text:span><text:span text:style-name="T7">one</text:span><text:span text:style-name="T6">, </text:span><text:span text:style-name="T1">a good deal of time was spent learning the format of the headers. <text:s/>The code was split into two parts: one to handle ARP requests and one to handle ICMP echo requests.</text:span></text:p>
      <text:p text:style-name="P2"><text:span text:style-name="T2"/></text:p>
      <text:p text:style-name="P3">Part <text:span text:style-name="T9">Two</text:span></text:p>
      <text:p text:style-name="P4"><text:span text:style-name="T1">This part was more complicated. <text:s/>The code can be split into four </text:span><text:span text:style-name="T3">parts</text:span><text:span text:style-name="T1">: table reading, packet storage, ARP request</text:span><text:span text:style-name="T5">s</text:span><text:span text:style-name="T1">, and packet forwarding.</text:span></text:p>
      <text:p text:style-name="P5">Table Reading</text:p>
      <text:p text:style-name="P10">*Insert pithy info here*</text:p>
      <text:p text:style-name="P5">Packet Storage</text:p>
      <text:p text:style-name="P4"><text:span text:style-name="T1">Packet storage </text:span><text:span text:style-name="T3">needs to occur as soon as a packet is received because the router does not know the MAC address of the next link in the path. <text:s/>Storage is done using a map with a four-character key (destination IP address) and vector of packets headed to that destination. <text:s/>The key is set to the actual destination address in the IP header unless the table lookup from earlier gives us an IP address for the next link. <text:s/>In this case, that IP address is used. <text:s/>The packet is then copied into a buffer and the </text:span><text:span text:style-name="T4">buffer </text:span><text:span text:style-name="T3">address is stored in the map, along with the length of the packet.</text:span></text:p>
      <text:p text:style-name="P4"><text:span text:style-name="T3"/></text:p>
      <text:p text:style-name="P5">ARP Requests</text:p>
      <text:p text:style-name="P7"><text:span text:style-name="T1">As soon as a packet is received, an ARP request is sent to the next link using the IP address found in the routing table.</text:span></text:p>
      <text:p text:style-name="P5">Packet Forwarding</text:p>
      <text:p text:style-name="P7"><text:span text:style-name="T1">When an ARP reply comes back to the router, it looks up which packets were heading towards the device which sent the reply. <text:s/>This is done using the source IP address of the ARP reply, which can be matched with a key in the storage. <text:s/>For each packet, the ethernet header is modified so that the source and destination MAC addresses are appropriate, and the packet is then forwarded to the device.</text:span></text:p>
      <text:p text:style-name="P4"><text:soft-page-break/><text:span text:style-name="T1"/></text:p>
      <text:p text:style-name="P6">Part <text:span text:style-name="T9">Three</text:span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2:42:43.208329769</meta:creation-date>
    <meta:generator>LibreOffice/6.1.0.3$Linux_X86_64 LibreOffice_project/10$Build-3</meta:generator>
    <dc:date>2018-10-29T13:05:33.116021518</dc:date>
    <meta:editing-duration>PT22M44S</meta:editing-duration>
    <meta:editing-cycles>10</meta:editing-cycles>
    <meta:document-statistic meta:table-count="0" meta:image-count="0" meta:object-count="0" meta:page-count="2" meta:paragraph-count="17" meta:word-count="296" meta:character-count="1624" meta:non-whitespace-character-count="1336"/>
  </office:meta>
</office:document-meta>
</file>